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sidig udelukkelse</text:h>
      <text:p text:style-name="P1">Definition og brug</text:p>
      <text:p text:style-name="Text_20_body">At gøre en række opgaver atomare, så disse og de tilhørende ressourcer ikke kan tilgås af andre tråde, før de er færdige.</text:p>
      <text:p text:style-name="Text_20_body">Kritiske regioner i koden er steder hvor en race condition kan opstå (dvs. resulatet af koden afhænger rækkefølgen trådene køres i). Disse skal køres under gensidig udelukkelse.</text:p>
      <text:p text:style-name="Text_20_body">Mutex giver gensidig udelukkelse.</text:p>
      <text:p text:style-name="Text_20_body">Semaforer og monitorer er mutex på højere niveau.</text:p>
      <text:p text:style-name="Text_20_body">Semafor er en ikke-negativ heltalsvariabel med atomare operationer til inkrementering og dekrementering. - Sjældent hardwareunderstøttet, kan implementeres vha. mutex.</text:p>
      <text:p text:style-name="Text_20_body">Monitors – Sprogkonstruktion der sikrer gensidig udelukkelse igennem compileren.</text:p>
      <text:p text:style-name="P1">Metoder til opnåelse af gensidig udelukkelse</text:p>
      <text:p text:style-name="Text_20_body">Algoritmer til mutex:</text:p>
      <text:list xml:id="list34511271" text:style-name="L1">
        <text:list-item>
          <text:p text:style-name="P2">Dekker's</text:p>
        </text:list-item>
        <text:list-item>
          <text:p text:style-name="P2">Peterson's</text:p>
        </text:list-item>
      </text:list>
      <text:p text:style-name="Text_20_body">Hardwareunderstøttelse:</text:p>
      <text:list xml:id="list34576857" text:style-name="L2">
        <text:list-item>
          <text:p text:style-name="P3">Test-and-set: Sætter variabel til 1 og returnere den gamle værdi, atomisk.</text:p>
          <text:p text:style-name="P3">int mutex = 0; <text:line-break/>thread Pn {<text:line-break/><text:tab/>while (t_a_s(mutex) == 1) {<text:line-break/><text:tab/>busy wait}<text:line-break/>// kritisk region<text:line-break/>mutex = 0; }</text:p>
        </text:list-item>
        <text:list-item>
          <text:p text:style-name="P3">xchange(a,b): Bytter de to værdier atomisk.</text:p>
          <text:p text:style-name="P3">int mutex = 0; // 0 = unlocked, 1 = locked<text:line-break/>thread P0 {<text:line-break/><text:tab/>int flag = 1;<text:line-break/><text:tab/>do {<text:line-break/><text:tab/><text:tab/>swap(mutex, flag);<text:line-break/><text:tab/>} while (flag == 1)<text:line-break/>// kritisk region<text:line-break/>mutex = 0; }</text:p>
        </text:list-item>
        <text:list-item>
          <text:p text:style-name="P3">Busy waiting – En no-op løkke, der kører indtil mutexen bliver frigivet. Ofte brugt i kernen.</text:p>
          <text:list>
            <text:list-item>
              <text:p text:style-name="P3">Suspend(), yeild(), test_and_set.</text:p>
            </text:list-item>
          </text:list>
        </text:list-item>
      </text:list>
      <text:list xml:id="list35391691" text:style-name="L3">
        <text:list-item>
          <text:p text:style-name="P4">Blokerende handling – Bloker tråden mens den skal vente, lad OSet vække den når det bliver dens tur. Tråden er i tilstanden ”blokeret” og tildeles ikke CPU tid. Styresystemkald er blokerende handlinger.</text:p>
        </text:list-item>
      </text:list>
      <text:p text:style-name="Text_20_body">Semaforer</text:p>
      <text:p text:style-name="Text_20_body">Moni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07.96</meta:creation-date>
    <dc:date>2011-06-06T15:52:16.27</dc:date>
    <meta:editing-duration>PT2H12M3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241" meta:character-count="1489"/>
  </office:meta>
</office:document-meta>
</file>